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056782" officeooo:paragraph-rsid="00056782"/>
    </style:style>
    <style:style style:name="P2" style:family="paragraph" style:parent-style-name="Preformatted_20_Text">
      <style:text-properties officeooo:rsid="00056782" officeooo:paragraph-rsid="00056782"/>
    </style:style>
    <style:style style:name="P3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0d3ead" officeooo:paragraph-rsid="000d3ead"/>
    </style:style>
    <style:style style:name="P8" style:family="paragraph" style:parent-style-name="Standard">
      <style:text-properties officeooo:rsid="000eac3f" officeooo:paragraph-rsid="000eac3f"/>
    </style:style>
    <style:style style:name="P9" style:family="paragraph" style:parent-style-name="Standard">
      <style:text-properties officeooo:rsid="000ef98c" officeooo:paragraph-rsid="000ef98c"/>
    </style:style>
    <style:style style:name="T1" style:family="text">
      <style:text-properties officeooo:rsid="000a4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авление пути в PATH:</text:p>
      <text:p text:style-name="P1"/>
      <text:p text:style-name="P2"><text:bookmark text:name="span-87-157"/><text:span text:style-name="Source_20_Text">export PATH="/Directory1:$PATH"</text:span></text:p>
      <text:p text:style-name="P1"/>
      <text:p text:style-name="P1">Проверяем: <text:s/>echo $PATH</text:p>
      <text:p text:style-name="P1"/>
      <text:p text:style-name="P1"/>
      <text:p text:style-name="P1">-----------------</text:p>
      <text:p text:style-name="P1"/>
      <text:p text:style-name="P3">Desktop Environment</text:p>
      <text:p text:style-name="P1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1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5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  <text:p text:style-name="P6"/>
      <text:p text:style-name="P6">------------------------</text:p>
      <text:p text:style-name="P7">Установка контекстного меню для работы с архивами в Dolphin:</text:p>
      <text:p text:style-name="P7">yay -S ark</text:p>
      <text:p text:style-name="P8">Установка контекстногть меню для открытия папки с правами админа:</text:p>
      <text:p text:style-name="P8">yay -S kio-admin</text:p>
      <text:p text:style-name="P9">Устанолвка настройки управлением производительностью для различных режимолв:</text:p>
      <text:p text:style-name="P9">yay -S power-profiles-daemon</text:p>
      <text:p text:style-name="P9">sudo systemctl enable power-profiles-daemon</text:p>
      <text:p text:style-name="P9">reboot</text:p>
      <text:p text:style-name="P9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Cantarell" style:font-family-asian="Cantarell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480$Build-2</meta:generator>
    <dc:date>2025-01-05T22:18:18.471713559</dc:date>
    <meta:editing-duration>PT1H14M24S</meta:editing-duration>
    <meta:editing-cycles>14</meta:editing-cycles>
    <meta:document-statistic meta:table-count="0" meta:image-count="0" meta:object-count="0" meta:page-count="1" meta:paragraph-count="22" meta:word-count="79" meta:character-count="671" meta:non-whitespace-character-count="612"/>
  </office:meta>
</office:document-meta>
</file>